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2aa" officeooo:paragraph-rsid="0007a2aa"/>
    </style:style>
    <style:style style:name="P2" style:family="paragraph" style:parent-style-name="Standard">
      <style:text-properties officeooo:rsid="0009d1f2" officeooo:paragraph-rsid="0009d1f2"/>
    </style:style>
    <style:style style:name="T1" style:family="text">
      <style:text-properties officeooo:rsid="00093754"/>
    </style:style>
    <style:style style:name="T2" style:family="text">
      <style:text-properties officeooo:rsid="0009d1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 intervention portera sur deux axes:</text:p>
      <text:p text:style-name="P1">*<text:tab/>la donnée</text:p>
      <text:p text:style-name="P1">* <text:tab/>l’évaluation à l’analyse des résultats</text:p>
      <text:p text:style-name="P1"/>
      <text:p text:style-name="P1">pour la données permettez moi en premier abord de citer monsieur nicolas du UKMO compte tenu de sa contribution de vakleur à travers des codes python et shell pour l’accée à la donnée, ces codes repose sur une composante principale qui est le package python OSOP <text:span text:style-name="T1">developpé par UKMO qui parmet l’acces au données de hindcast et forcast des differents centres, </text:span><text:span text:style-name="T2">sa contribution a englobé également des codes python et shell pour acceder à la donnée.</text:span></text:p>
      <text:p text:style-name="P1"/>
      <text:p text:style-name="P2">On peut bien sur partager ces codes avec les camarades interessé par ce type de données.</text:p>
      <text:p text:style-name="P2"/>
      <text:p text:style-name="P2">Dans l’optique <text:s/>de ce que ma collegue a présenté, l’accées à la données est une étapes importante dans ce taravail, l’évaluation de la prévision saisonnière repose sur l’examen de plusieurs models afin de sortir avec le plus adapté et le plus précis. Conformement à <text:s/>certains scores probabiliste et deterministes.</text:p>
      <text:p text:style-name="P2"/>
      <text:p text:style-name="P2">Les données utilisées reposent sur les modèles de prévision saisonnière suivan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9:53:50.461721954</meta:creation-date>
    <dc:date>2024-10-29T22:29:04.354211699</dc:date>
    <meta:editing-duration>PT1H57M23S</meta:editing-duration>
    <meta:editing-cycles>2</meta:editing-cycles>
    <meta:generator>LibreOffice/24.8.2.1$Linux_X86_64 LibreOffice_project/480$Build-1</meta:generator>
    <meta:document-statistic meta:table-count="0" meta:image-count="0" meta:object-count="0" meta:page-count="1" meta:paragraph-count="7" meta:word-count="167" meta:character-count="1019" meta:non-whitespace-character-count="856"/>
  </office:meta>
</office:document-meta>
</file>